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ED1EC38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arial" svg:font-family="arial"/>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P2" style:family="paragraph" style:parent-style-name="Footer">
      <style:text-properties fo:font-size="10pt" style:font-size-asian="10pt" style:font-size-complex="10pt"/>
    </style:style>
    <style:style style:name="P3" style:family="paragraph" style:parent-style-name="Standard">
      <style:paragraph-properties fo:line-height="150%" fo:text-align="justify" style:justify-single-word="false"/>
      <style:text-properties style:font-name="Arial" officeooo:rsid="000a5803" officeooo:paragraph-rsid="00228a4d"/>
    </style:style>
    <style:style style:name="P4" style:family="paragraph" style:parent-style-name="Standard">
      <style:paragraph-properties fo:line-height="150%" fo:text-align="justify" style:justify-single-word="false"/>
      <style:text-properties style:font-name="Arial" fo:font-size="12pt" officeooo:rsid="00228a4d" officeooo:paragraph-rsid="00228a4d"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rsid="000c24b8" officeooo:paragraph-rsid="0029db42" style:font-size-asian="12pt" style:font-size-complex="12pt"/>
    </style:style>
    <style:style style:name="P6" style:family="paragraph" style:parent-style-name="Text_20_body">
      <style:paragraph-properties fo:line-height="150%"/>
    </style:style>
    <style:style style:name="P7" style:family="paragraph" style:parent-style-name="Text_20_body">
      <style:paragraph-properties fo:line-height="150%"/>
      <style:text-properties officeooo:rsid="003b2107" officeooo:paragraph-rsid="003b2107"/>
    </style:style>
    <style:style style:name="P8" style:family="paragraph" style:parent-style-name="Text_20_body">
      <style:paragraph-properties fo:line-height="150%"/>
      <style:text-properties officeooo:rsid="003cf696" officeooo:paragraph-rsid="003cf696"/>
    </style:style>
    <style:style style:name="P9" style:family="paragraph" style:parent-style-name="Text_20_body">
      <style:paragraph-properties fo:line-height="150%"/>
      <style:text-properties officeooo:rsid="0042dbd7" officeooo:paragraph-rsid="0045bd5d"/>
    </style:style>
    <style:style style:name="P10" style:family="paragraph" style:parent-style-name="Text_20_body">
      <style:paragraph-properties fo:line-height="150%"/>
      <style:text-properties officeooo:rsid="003da858" officeooo:paragraph-rsid="004fe96b"/>
    </style:style>
    <style:style style:name="P11" style:family="paragraph" style:parent-style-name="Heading_20_1">
      <style:paragraph-properties fo:line-height="150%" fo:text-align="justify" style:justify-single-word="false"/>
      <style:text-properties officeooo:rsid="004c1363" officeooo:paragraph-rsid="004c1363"/>
    </style:style>
    <style:style style:name="T1" style:family="text">
      <style:text-properties officeooo:rsid="00228a4d"/>
    </style:style>
    <style:style style:name="T2" style:family="text">
      <style:text-properties officeooo:rsid="0033305e"/>
    </style:style>
    <style:style style:name="T3" style:family="text">
      <style:text-properties style:font-name="Arial" fo:font-size="12pt" officeooo:rsid="00228a4d" style:font-size-asian="12pt" style:font-size-complex="12pt"/>
    </style:style>
    <style:style style:name="T4" style:family="text">
      <style:text-properties style:font-name="Arial" fo:font-size="12pt" officeooo:rsid="000c24b8" style:font-size-asian="12pt" style:font-size-complex="12pt"/>
    </style:style>
    <style:style style:name="T5" style:family="text">
      <style:text-properties style:font-name="Arial" fo:font-size="12pt" officeooo:rsid="001fe16f" style:font-size-asian="12pt" style:font-size-complex="12pt"/>
    </style:style>
    <style:style style:name="T6" style:family="text">
      <style:text-properties style:font-name="Arial" fo:font-size="12pt" officeooo:rsid="001e8113" style:font-size-asian="12pt" style:font-size-complex="12pt"/>
    </style:style>
    <style:style style:name="T7" style:family="text">
      <style:text-properties style:font-name="Arial" fo:font-size="12pt" officeooo:rsid="00279e65" style:font-size-asian="12pt" style:font-size-complex="12pt"/>
    </style:style>
    <style:style style:name="T8" style:family="text">
      <style:text-properties style:font-name="Arial" fo:font-size="12pt" officeooo:rsid="005ce90c" style:font-size-asian="12pt" style:font-size-complex="12pt"/>
    </style:style>
    <style:style style:name="T9" style:family="text">
      <style:text-properties style:font-name="Arial" fo:font-size="12pt" officeooo:rsid="005eb991" style:font-size-asian="12pt" style:font-size-complex="12pt"/>
    </style:style>
    <style:style style:name="T10" style:family="text">
      <style:text-properties style:font-name="Arial" fo:font-size="12pt" officeooo:rsid="00177cbd" style:font-size-asian="12pt" style:font-size-complex="12pt"/>
    </style:style>
    <style:style style:name="T11" style:family="text">
      <style:text-properties officeooo:rsid="00368ca6"/>
    </style:style>
    <style:style style:name="T12" style:family="text">
      <style:text-properties officeooo:rsid="00401c8a"/>
    </style:style>
    <style:style style:name="T13" style:family="text">
      <style:text-properties officeooo:rsid="00417cb6"/>
    </style:style>
    <style:style style:name="T14" style:family="text">
      <style:text-properties officeooo:rsid="0043507b"/>
    </style:style>
    <style:style style:name="T15" style:family="text">
      <style:text-properties officeooo:rsid="0045c0f7"/>
    </style:style>
    <style:style style:name="T16" style:family="text">
      <style:text-properties officeooo:rsid="00479b56"/>
    </style:style>
    <style:style style:name="T17" style:family="text">
      <style:text-properties officeooo:rsid="004958b8"/>
    </style:style>
    <style:style style:name="T18" style:family="text">
      <style:text-properties officeooo:rsid="004b42b8"/>
    </style:style>
    <style:style style:name="T19" style:family="text">
      <style:text-properties officeooo:rsid="004df099"/>
    </style:style>
    <style:style style:name="T20" style:family="text">
      <style:text-properties officeooo:rsid="004f0c96"/>
    </style:style>
    <style:style style:name="T21" style:family="text">
      <style:text-properties officeooo:rsid="004fe96b"/>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Wissensausgleich</text:h>
      <text:p text:style-name="P7"><text:span text:style-name="T14">Hintergrund </text:span>für das Patentrecht <text:span text:style-name="T18">waren </text:span>zwei <text:span text:style-name="T19">Interessen</text:span>: 1<text:span text:style-name="T14">)</text:span> <text:span text:style-name="T18">Das Investieren </text:span>in Forschung <text:span text:style-name="T19">für Unternehmen </text:span>rentabel <text:span text:style-name="T14">machen </text:span>und 2<text:span text:style-name="T14">)</text:span> einen Anreiz <text:span text:style-name="T19">zu </text:span>geben, dass Erfindungen möglichst bald der Gesamtgesellschaft zugänglich <text:span text:style-name="T19">gemacht werden</text:span>. <text:span text:style-name="T18">Darauf aufbauend möchte ich den Begriff </text:span>des <text:span text:style-name="T21">I</text:span>ntellektuellen Eigentums und <text:span text:style-name="T18">den</text:span> Einfluss des Patentrechtes auf die Wissenschaft <text:span text:style-name="T19">etwas genauer unter die Lupe nehmen</text:span>.</text:p>
      <text:p text:style-name="P8"><text:span text:style-name="T21">Als Einstieg zwei Fragen: Wie kann Wissen eindeutig einer Person zugeschrieben werden und ist es sinnvoll eine Idee zur Ware zu machen? Die Zuweisung einer Erfindung an eine Person, was ja die Logik des Intellektuellen Eigentums ist, war nicht der Beweggrund um das Patentrecht einzuführen, sondern ist Mittel zum Zweck. Dies wird jedoch immer wieder als Argument dafür genannt</text:span>. Es <text:span text:style-name="T15">gäbe </text:span>auch noch andere Wege als <text:span text:style-name="T18">Wissen </text:span>zur <text:span text:style-name="T15">s</text:span>ubjektbezogenen Ware zu machen um Investitionen zu sichern oder geistige Arbeit zu entlohnen, <text:span text:style-name="T18">doch die meisten scheinen der westlichen, kapitalistischen Verwertungslogik sehr fern, oder zumindest denen die bis jetzt davon profitieren. Nebenbei angemerkt: Auch </text:span>offene Lizenzen <text:span text:style-name="T16">agieren innerhalb dieser Logik, differenzieren aber darin und bieten mehr Möglichkeiten der Nutzung.</text:span></text:p>
      <text:p text:style-name="P10">Als zweite<text:span text:style-name="T21">r</text:span> Punkt, der Einfluss von Patente<text:span text:style-name="T18">n</text:span> auf die Wissenschaft. Laut einer Studie ist die „Anzahl an Zitationen nach Patentanmeldung<text:span text:style-name="T21">en</text:span> um ungefähr 10 bis 20 Prozent gefallen“ (<text:span text:style-name="T19">vgl. </text:span>Murray u. Stern 2007, <text:span text:style-name="T13">S. 648</text:span>). <text:span text:style-name="T12">Dies zeigt, dass Patente das verwenden von Wissen verlangsamen und erschweren, wenn auch nicht massiv. Ein Spezialfall ist, wenn sehr viele patentrechliche Klärungen notwendig sind. Dadurch lohnt sich der Aufwand der Klärung nicht mehr, wofür der Begriff der Anti-Allmende verwendet wird. Ein Fall, der in der modernen Forschung, die sehr schnelle Entwicklungszyklen hat und immer mehr auf Technologie basiert, gar nicht so selten ist. Paradoxerweise spielen Patente aber auch immer mehr innerhalb der Universitäten eine große Rolle. Diese sind im Zuge der fortschreitenden Ökonomisierung dazu angehalten, selber Patente anzumelden um Drittmittel via Lizenzgebühren zu aquirieren.</text:span></text:p>
      <text:p text:style-name="P9"><text:span text:style-name="T21">Dies alles soll nicht ablenken davon, dass sich der Rahmen geändert hat. </text:span>Die technischen Möglichkeiten haben <text:span text:style-name="T17">sich so rasend schnell weiter entwickelt, wie es zur Gründung des </text:span><text:soft-page-break/><text:span text:style-name="T17">Patentrechtes unvorhersehbar war. Wissen kopieren kostet kaum noch etwas und das Verbreiten via Internet geht in Echtzeit. Die Chancen dadurch sind enorm. Ein Blick zurück welchen Zweck das Patentrecht, wie auch das Urheberrecht, erfüllen sollen muss gewagt werden - um danach mit den gegenwärtigen Möglichkeiten auf breiterer Basis nach Lösungen zu suchen. O</text:span>b die Eigentumslogik für ein <text:span text:style-name="T21">Wissen </text:span>passend ist, welches sich ohne erheblichen Aufwand vermehren lä<text:span text:style-name="T19">ss</text:span>t und nur mit wohlwollenden Gedanken <text:span text:style-name="T19">eindeutig </text:span>einer Person zuzuweisen ist? <text:span text:style-name="T18">Ich weiß es nicht</text:span>. <text:span text:style-name="T18">Doch, ein ausgewogener, sachlicher Diskurs über die Rolle von Wissen im 21. Jahrhundert wäre wichtig um einen Interessensausgleich für alle zu ermöglichen.</text:span></text:p>
      <text:h text:style-name="Heading_20_1" text:outline-level="1"><text:span text:style-name="T11">L</text:span>iteraturverzeichnis</text:h>
      <text:p text:style-name="P6">Murray, Fiona; Stern, Scott: Do formal intellectual property rights hinder the free flow of scientific knowledge? An empirical test of the anti-commons hypothesis, 2007. Journal of Economic Behavior &amp; Organization, Vol. 63, Elsevier.</text:p>
      <text:h text:style-name="Heading_20_1" text:outline-level="1">Details</text:h>
      <text:p text:style-name="P3"><text:span text:style-name="T3">Autor: </text:span><text:span text:style-name="T4">Stefan Kasberger, </text:span><text:span text:style-name="T5">Matr</text:span><text:span text:style-name="T3">ikelnummer</text:span><text:span text:style-name="T4"> </text:span><text:span text:style-name="T6">#1011416, </text:span><text:a xlink:type="simple" xlink:href="mailto:stefan.kasberger@edu.uni-graz.at"><text:span text:style-name="T6">stefan.kasberger@edu.uni-graz.at</text:span></text:a></text:p>
      <text:p text:style-name="P4">Datum: <text:span text:style-name="T20">31</text:span>. Jänner 2014 in Graz</text:p>
      <text:p text:style-name="P5">Aufgabenstellung: <text:span text:style-name="T20">Ein Text zu einem Thema aus dem rechtlichen Exkurs.</text:span></text:p>
      <text:p text:style-name="P3"><text:span text:style-name="T7">GitHub: </text:span><text:a xlink:type="simple" xlink:href="https://github.com/skasberger/vo-einfuehrung-technikphilosophie"><text:span text:style-name="T8">https://github.com/skasberger/vo-einfuehrung-technikphilosophie</text:span></text:a></text:p>
      <text:p text:style-name="P3"><text:span text:style-name="T3">Web: </text:span><text:a xlink:type="simple" xlink:href="http://openscienceasap.org/"><text:span text:style-name="T9">openscienceasap.org</text:span></text:a><text:span text:style-name="T7"> </text:span></text:p>
      <text:p text:style-name="P3"><text:span text:style-name="T3">Lizenz: </text:span><text:a xlink:type="simple" xlink:href="https://creativecommons.org/licenses/by/3.0/at/"><text:span text:style-name="T10">Creative Commons CC by AT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arial" svg:font-family="arial"/>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arial" fo:font-family="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arial" style:family="paragraph" style:parent-style-name="Standard">
      <style:paragraph-properties fo:line-height="15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MP2" style:family="paragraph" style:parent-style-name="Footer">
      <style:text-properties fo:font-size="10pt" style:font-size-asian="10pt" style:font-size-complex="10pt"/>
    </style:style>
    <style:style style:name="MT1" style:family="text">
      <style:text-properties officeooo:rsid="00228a4d"/>
    </style:style>
    <style:style style:name="MT2" style:family="text">
      <style:text-properties officeooo:rsid="0033305e"/>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56.69pt" fo:margin-bottom="56.81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header-footer-properties fo:min-height="0pt" fo:margin-left="0pt" fo:margin-right="0pt" fo:margin-bottom="14.14pt" fo:border-top="none" fo:border-bottom="0.31pt solid #000000" fo:border-left="none" fo:border-right="none" fo:padding="1.45pt" style:shadow="none"/>
      </style:header-style>
      <style:footer-style>
        <style:header-footer-properties svg:height="42.6pt" fo:margin-left="0pt" fo:margin-right="0pt" fo:margin-top="14.14pt" fo:border-top="0.31pt solid #000000" fo:border-bottom="none" fo:border-left="none" fo:border-right="none" fo:padding="1.45pt" style:shadow="none"/>
      </style:footer-style>
    </style:page-layout>
    <style:page-layout style:name="Mpm2">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O Einführung in die Technikphilosophie</text:p>
        <text:p text:style-name="MP1">Günter Getzinger</text:p>
        <text:p text:style-name="MP1">WS 2013/14</text:p>
      </style:header>
      <style:footer>
        <text:p text:style-name="MP2"><draw:a xlink:type="simple" xlink:href="http://creativecommons.org/licenses/by/3.0/at/" office:target-frame-name="_blank" xlink:show="new"><draw:frame draw:style-name="Mfr1" draw:name="graphics2" text:anchor-type="paragraph" svg:x="421.09pt" svg:y="1.16pt" svg:width="60.21pt" svg:height="21.2pt" draw:z-index="1"><draw:image xlink:href="Pictures/10000201000000580000001FED1EC38A.png" xlink:type="simple" xlink:show="embed" xlink:actuate="onLoad"/></draw:frame></draw:a><text:span text:style-name="MT1">Stefan Kasberger, #1011416,</text:span> <text:span text:style-name="MT2">2014</text:span></text:p>
        <text:p text:style-name="MP2"><text:a xlink:type="simple" xlink:href="mailto:stefan.kasberger@edu.uni-graz.at">stefan.kasberger@edu.uni-graz.at</text:a> <text:s text:c="9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18:44:25</meta:creation-date>
    <meta:editing-duration>PT5H13M29S</meta:editing-duration>
    <meta:editing-cycles>31</meta:editing-cycles>
    <meta:generator>LibreOffice/4.1.3.2$Linux_X86_64 LibreOffice_project/410m0$Build-2</meta:generator>
    <dc:title>Bericht</dc:title>
    <dc:date>2014-01-31T15:13:00.997546521</dc:date>
    <dc:creator>Stefan Kasberger</dc:creator>
    <meta:document-statistic meta:table-count="0" meta:image-count="1" meta:object-count="0" meta:page-count="2" meta:paragraph-count="19" meta:word-count="513" meta:character-count="3788" meta:non-whitespace-character-count="3198"/>
  </office:meta>
</office:document-meta>
</file>